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 style:list-style-name="L1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Dynamic Hardware Architecture for Future Networks</text:p>
      <text:h text:style-name="Heading_20_1" text:outline-level="1">Table of Content</text:h>
      <text:p text:style-name="Standard">Abstract</text:p>
      <text:p text:style-name="Standard"/>
      <text:list xml:id="list650620839" text:style-name="L1">
        <text:list-item>
          <text:p text:style-name="P2">Introduction</text:p>
        </text:list-item>
        <text:list-item>
          <text:p text:style-name="P3">Related Work</text:p>
          <text:list>
            <text:list-item>
              <text:p text:style-name="P3">ReconOS</text:p>
            </text:list-item>
            <text:list-item>
              <text:p text:style-name="P3">ANA / LANA</text:p>
            </text:list-item>
            <text:list-item>
              <text:p text:style-name="P3">Other NoC implementations</text:p>
            </text:list-item>
          </text:list>
        </text:list-item>
        <text:list-item>
          <text:p text:style-name="P3">Design</text:p>
          <text:list>
            <text:list-item>
              <text:p text:style-name="P3">Design Goals (of NoC and SW-HW interface)</text:p>
              <text:list>
                <text:list-item>
                  <text:p text:style-name="P3">HWT data transfer mechanism</text:p>
                </text:list-item>
                <text:list-item>
                  <text:p text:style-name="P3">HW-SW data transfer mechanism</text:p>
                </text:list-item>
                <text:list-item>
                  <text:p text:style-name="P3">Worst-case throughput</text:p>
                </text:list-item>
                <text:list-item>
                  <text:p text:style-name="P3">Latency</text:p>
                  <text:list>
                    <text:list-item>
                      <text:p text:style-name="P3">Minimize interrupts</text:p>
                    </text:list-item>
                    <text:list-item>
                      <text:p text:style-name="P3">NoC not latency critical</text:p>
                    </text:list-item>
                  </text:list>
                </text:list-item>
                <text:list-item>
                  <text:p text:style-name="P3">Hardware resource utilization</text:p>
                </text:list-item>
              </text:list>
            </text:list-item>
            <text:list-item>
              <text:p text:style-name="P3">Evaluation of Design Principles</text:p>
              <text:list>
                <text:list-item>
                  <text:p text:style-name="P3">P2P</text:p>
                </text:list-item>
                <text:list-item>
                  <text:p text:style-name="P3">Multibus</text:p>
                </text:list-item>
                <text:list-item>
                  <text:p text:style-name="P3">NoC</text:p>
                </text:list-item>
                <text:list-item>
                  <text:p text:style-name="P3">Shared Memory with ring buffer</text:p>
                </text:list-item>
                <text:list-item>
                  <text:p text:style-name="P3">Conclusion (→ build NoC and ring buffer)</text:p>
                </text:list-item>
              </text:list>
            </text:list-item>
            <text:list-item>
              <text:p text:style-name="P3">Evaluation of NoC Topologies</text:p>
              <text:list>
                <text:list-item>
                  <text:p text:style-name="P3">Link resource utilization measure</text:p>
                </text:list-item>
                <text:list-item>
                  <text:p text:style-name="P3">Algorithm for evaluating the link resource measure</text:p>
                </text:list-item>
                <text:list-item>
                  <text:p text:style-name="P3">Results / Conclusion (→ use extended ring topology) </text:p>
                </text:list-item>
              </text:list>
            </text:list-item>
            <text:list-item>
              <text:p text:style-name="P3">HW/SW Data Transfer</text:p>
              <text:list>
                <text:list-item>
                  <text:p text:style-name="P3">Principle of Ring Buffer in RAM</text:p>
                </text:list-item>
                <text:list-item>
                  <text:p text:style-name="P3">When to exchange read/write pointers</text:p>
                </text:list-item>
                <text:list-item>
                  <text:p text:style-name="P3">SW → HW procedure</text:p>
                </text:list-item>
                <text:list-item>
                  <text:p text:style-name="P3">HW → SW procedure</text:p>
                </text:list-item>
              </text:list>
            </text:list-item>
          </text:list>
        </text:list-item>
        <text:list-item>
          <text:p text:style-name="P3">HW Implementation</text:p>
          <text:list>
            <text:list-item>
              <text:p text:style-name="P3">Overview of pcores</text:p>
            </text:list-item>
            <text:list-item>
              <text:p text:style-name="P3">HW API (used by FB)</text:p>
            </text:list-item>
            <text:list-item>
              <text:p text:style-name="P3">NoC Switch</text:p>
            </text:list-item>
            <text:list-item>
              <text:p text:style-name="P3">HW → SW Gateway</text:p>
            </text:list-item>
            <text:list-item>
              <text:p text:style-name="P3">SW → HW Gateway</text:p>
            </text:list-item>
          </text:list>
        </text:list-item>
        <text:list-item>
          <text:p text:style-name="P3">SW Implementation</text:p>
          <text:list>
            <text:list-item>
              <text:p text:style-name="P3">SW API (used by client SW)</text:p>
            </text:list-item>
            <text:list-item>
              <text:p text:style-name="P3">SW → HW Gateway</text:p>
            </text:list-item>
            <text:list-item>
              <text:p text:style-name="P3">HW → SW Gateway</text:p>
            </text:list-item>
          </text:list>
        </text:list-item>
        <text:list-item>
          <text:p text:style-name="P3">Performance Analysis</text:p>
          <text:list>
            <text:list-item>
              <text:p text:style-name="P3">HWT → HWT</text:p>
            </text:list-item>
            <text:list-item>
              <text:p text:style-name="P3">HWT → SW</text:p>
            </text:list-item>
            <text:list-item>
              <text:p text:style-name="P3">SW → HWT</text:p>
            </text:list-item>
          </text:list>
        </text:list-item>
        <text:list-item>
          <text:p text:style-name="P3">Conclusion</text:p>
        </text:list-item>
        <text:list-item>
          <text:p text:style-name="P3">Summary</text:p>
        </text:list-item>
      </text:list>
      <text:p text:style-name="Standard"/>
      <text:p text:style-name="Standard">Appendix</text:p>
      <text:list xml:id="list1963407769" text:style-name="L2">
        <text:list-item>
          <text:p text:style-name="P1"><text:soft-page-break/>How-To's</text:p>
        </text:list-item>
        <text:list-item>
          <text:p text:style-name="P1">Original task-setting</text:p>
        </text:list-item>
        <text:list-item>
          <text:p text:style-name="P1">Time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6T11:50:29</meta:creation-date>
    <dc:date>2012-04-29T19:20:22</dc:date>
    <meta:editing-duration>PT51M5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2" meta:paragraph-count="52" meta:word-count="215" meta:character-count="1190"/>
  </office:meta>
</office:document-meta>
</file>